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.23mm"/>
    </style:style>
    <style:style style:name="co3" style:family="table-column">
      <style:table-column-properties fo:break-before="auto" style:column-width="143.51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5.95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/>
          <table:table-cell table:style-name="ce2" office:value-type="string" calcext:value-type="string" table:number-columns-spanned="6" table:number-rows-spanned="1">
            <text:p>Backlog Produit</text:p>
          </table:table-cell>
          <table:covered-table-cell table:number-columns-repeated="5" table:style-name="Default"/>
        </table:table-row>
        <table:table-row table:style-name="ro2">
          <table:table-cell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État</text:p>
          </table:table-cell>
          <table:table-cell table:style-name="ce3" office:value-type="string" calcext:value-type="string">
            <text:p>Estimation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5">
            <text:p>Sprin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ix des technologies</text:p>
          </table:table-cell>
          <table:table-cell office:value-type="string" calcext:value-type="string">
            <text:p>Choisir les technologies pour le proj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2 jours</text:p>
          </table:table-cell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ire la documentation</text:p>
          </table:table-cell>
          <table:table-cell office:value-type="string" calcext:value-type="string">
            <text:p>Apprendre le codage de Laravel et des autres langages via la documenta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7 jours</text:p>
          </table:table-cell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éapprentissage des langages</text:p>
          </table:table-cell>
          <table:table-cell office:value-type="string" calcext:value-type="string">
            <text:p>Revoir les langages de programmation déjà connus pour se réaproprier le cod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3 jours</text:p>
          </table:table-cell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Réaliser le MCD</text:p>
          </table:table-cell>
          <table:table-cell office:value-type="string" calcext:value-type="string">
            <text:p>Faire le MCD de la base de donné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2 jours</text:p>
          </table:table-cell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éaliser l'UML</text:p>
          </table:table-cell>
          <table:table-cell office:value-type="string" calcext:value-type="string">
            <text:p>Faire tous les diagrammes UML de l'applicat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2 jours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éer la base de données</text:p>
          </table:table-cell>
          <table:table-cell office:value-type="string" calcext:value-type="string">
            <text:p>Création de la base de données de l'application avec MySQL / Installation MySQ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ller Laravel</text:p>
          </table:table-cell>
          <table:table-cell office:value-type="string" calcext:value-type="string">
            <text:p>Installation du framework PHP Larav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éaliser la première interface</text:p>
          </table:table-cell>
          <table:table-cell office:value-type="string" calcext:value-type="string">
            <text:p>Faire la première interface visuelle de l'application (Page d'accueil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mencer à coder à l'aide de la documentation</text:p>
          </table:table-cell>
          <table:table-cell office:value-type="string" calcext:value-type="string">
            <text:p>Faire les premières fonctionnalités, pages web à l'aide des documentations fournie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5 jours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uthentification des utilisateurs</text:p>
          </table:table-cell>
          <table:table-cell office:value-type="string" calcext:value-type="string">
            <text:p>Réaliser l'authentification des utilisateurs / Gestion des droits utilisateurs et admi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se en place des pages d'accueil respectives</text:p>
          </table:table-cell>
          <table:table-cell office:value-type="string" calcext:value-type="string">
            <text:p>Création des différentes pages d'accueil (Utilisateurs, Administrateur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éalisation des graphiques, formulaires</text:p>
          </table:table-cell>
          <table:table-cell office:value-type="string" calcext:value-type="string">
            <text:p>Implémentation des graphiques à l'aide de chartist, réalisation des formulaire de donné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0 jours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llecte des données</text:p>
          </table:table-cell>
          <table:table-cell office:value-type="string" calcext:value-type="string">
            <text:p>Collecte des informations renseignées dans les formulaires / Implémentation en BD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raphiques utilisant les données</text:p>
          </table:table-cell>
          <table:table-cell office:value-type="string" calcext:value-type="string">
            <text:p>Remplir les graphiques crées avec les données disponibles en BD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4 jours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éalisation des tests</text:p>
          </table:table-cell>
          <table:table-cell office:value-type="string" calcext:value-type="string">
            <text:p>Mise en place de tests pour vérifier les bugs, plantages, données attendu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5 jours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xécution des tests</text:p>
          </table:table-cell>
          <table:table-cell office:value-type="string" calcext:value-type="string">
            <text:p>Exécution des tests préalablement crées ou évoqué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scription utilisateur</text:p>
          </table:table-cell>
          <table:table-cell office:value-type="string" calcext:value-type="string">
            <text:p>Mettre en place le formulaire d'inscription des utilisateurs et son fonctionneme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1 jour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esign CSS</text:p>
          </table:table-cell>
          <table:table-cell office:value-type="string" calcext:value-type="string">
            <text:p>Développer une charte graphique, coloriser les pages et autres via C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3 jours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actoring</text:p>
          </table:table-cell>
          <table:table-cell office:value-type="string" calcext:value-type="string">
            <text:p>Factoriser le code produit, notions de performanc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2 jours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8:09:15.964756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9:26:28.807768463</meta:creation-date>
    <dc:date>2015-11-04T18:34:46.739872622</dc:date>
    <meta:editing-duration>PT42M26S</meta:editing-duration>
    <meta:editing-cycles>9</meta:editing-cycles>
    <meta:generator>LibreOffice/5.0.2.2$Linux_X86_64 LibreOffice_project/00m0$Build-2</meta:generator>
    <meta:document-statistic meta:table-count="1" meta:cell-count="137" meta:object-count="0"/>
  </office:meta>
</office:document-meta>
</file>